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Tahoma, Helvetica, FreeSans, sans-serif"/>
    <style:font-face style:name="Lohit Devanagari1" svg:font-family="'Lohit Devanagari'"/>
    <style:font-face style:name="Quantico" svg:font-family="Quantic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e657" officeooo:paragraph-rsid="001ae657"/>
    </style:style>
    <style:style style:name="P2" style:family="paragraph" style:parent-style-name="Text_20_body">
      <style:text-properties officeooo:rsid="001ae657" officeooo:paragraph-rsid="001c2c74"/>
    </style:style>
    <style:style style:name="P3" style:family="paragraph" style:parent-style-name="Text_20_body">
      <style:text-properties fo:color="#d62e4e" officeooo:rsid="001ae657" officeooo:paragraph-rsid="001c2c74"/>
    </style:style>
    <style:style style:name="P4" style:family="paragraph" style:parent-style-name="Text_20_body">
      <style:text-properties fo:color="#d62e4e" officeooo:rsid="001ae657" officeooo:paragraph-rsid="001dcbdf"/>
    </style:style>
    <style:style style:name="P5" style:family="paragraph" style:parent-style-name="Text_20_body">
      <style:text-properties fo:color="#d62e4e" officeooo:rsid="001dcbdf" officeooo:paragraph-rsid="001dcbdf"/>
    </style:style>
    <style:style style:name="P6" style:family="paragraph" style:parent-style-name="Text_20_body">
      <style:text-properties officeooo:rsid="001dcbdf" officeooo:paragraph-rsid="001dcbdf"/>
    </style:style>
    <style:style style:name="P7" style:family="paragraph" style:parent-style-name="Text_20_body">
      <style:text-properties fo:color="#000000" officeooo:rsid="001ae657" officeooo:paragraph-rsid="001dcbdf"/>
    </style:style>
    <style:style style:name="P8" style:family="paragraph" style:parent-style-name="Text_20_body">
      <style:text-properties fo:color="#f10d0c" officeooo:rsid="001ae657" officeooo:paragraph-rsid="001dcbdf"/>
    </style:style>
    <style:style style:name="P9" style:family="paragraph" style:parent-style-name="Text_20_body">
      <style:paragraph-properties fo:break-before="page"/>
      <style:text-properties fo:color="#000000" officeooo:rsid="001ae657" officeooo:paragraph-rsid="001dcbdf"/>
    </style:style>
    <style:style style:name="T1" style:family="text">
      <style:text-properties officeooo:rsid="001c2c74"/>
    </style:style>
    <style:style style:name="T2" style:family="text">
      <style:text-properties officeooo:rsid="001f66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Zweiteiliger Spielschrank (Game Cabinet)</text:h>
      <text:p text:style-name="Text_20_body"/>
      <text:p text:style-name="P1">T<text:span text:style-name="T1">h</text:span>is is a retro game cabinet <text:span text:style-name="T1">with the following Specifications and contents:</text:span></text:p>
      <text:p text:style-name="P1">Height: <text:s/>1700mm <text:s/>Width 900mm</text:p>
      <text:p text:style-name="P1">Depth: 900mm</text:p>
      <text:p text:style-name="P1">Weight: <text:span text:style-name="T1">not less than 20 Kg</text:span></text:p>
      <text:p text:style-name="P1">Power: <text:s/>220V Multiple socket outlet with mouse</text:p>
      <text:p text:style-name="P1">Monitor: Dell 1908FP 19" ,1280 x 1024 , Flat Panel Monitor </text:p>
      <text:p text:style-name="P1">30 W (standard) - <text:s text:c="2"/>60 W (max) power consumption.</text:p>
      <text:p text:style-name="P2">Controller: <text:s/><text:span text:style-name="T1">2 USB ,</text:span>2 Joystick , 2 x 12 buttons. </text:p>
      <text:p text:style-name="P2"/>
      <text:p text:style-name="P3">Dies ist ein Retro-Spielschrank mit den folgenden Spezifikationen und Inhalten:</text:p>
      <text:p text:style-name="P3">Höhe: 1700mm Breite 900mm</text:p>
      <text:p text:style-name="P3">Tiefe: 900 mm</text:p>
      <text:p text:style-name="P3">Gewicht: nicht weniger als 20 Kg</text:p>
      <text:p text:style-name="P3">Strom: 220V Steckdosenleiste mit Mausschalter</text:p>
      <text:p text:style-name="P3">Bildschirm: Dell 1908FP 19" ,1280 x 1024 , Flachbildschirm </text:p>
      <text:p text:style-name="P3">30 W (Standard) - 60 W (max) Stromverbrauch.</text:p>
      <text:p text:style-name="P3">Controller: 2 USB, 2 Joystick, 2 x 12 Tasten.</text:p>
      <text:p text:style-name="P3"/>
      <text:p text:style-name="P6">The cabinet is sold without a computer. <text:line-break/>A typicaly computer would be a Raspberry 3B+, 32GB SD card, 32BB USB stick,<text:line-break/>including a keyboard and backup 32GB sd card. <text:span text:style-name="T2">Based on prices at AMAZON this can be sourced<text:line-break/>less than 100 CHF.</text:span></text:p>
      <text:p text:style-name="P6"/>
      <text:p text:style-name="P5">Das Gehäuse wird ohne einen Computer verkauft. <text:line-break/>Ein typischer Computer wäre ein Raspberry 3B+, 32GB SD Karte, <text:line-break/>32BB USB Stick,einschließlich einer Tastatur und einer 32GB SD-Karte als Backup.<text:line-break/> Basierend auf den Preisen bei AMAZON kann dies für weniger als 100 CHF erhältlich sein.</text:p>
      <text:p text:style-name="P4"/>
      <text:p text:style-name="P4"/>
      <text:p text:style-name="P9">Transport</text:p>
      <text:p text:style-name="P7">The Cabinet consists of two pieces, and is transportable on the back seats of a car. <text:s/></text:p>
      <text:p text:style-name="P7"/>
      <text:p text:style-name="P7">After Sales Support</text:p>
      <text:p text:style-name="P7">The cabinet is made from standard components that are readily available from online shops. In case of failures repair support can be given at the cost of the buyer. </text:p>
      <text:p text:style-name="P7"/>
      <text:p text:style-name="P8">Transport</text:p>
      <text:p text:style-name="P8">Der Schrank besteht aus zwei Teilen und kann auf den Rücksitzen eines Autos transportiert werden. <text:s/></text:p>
      <text:p text:style-name="P8"/>
      <text:p text:style-name="P8">Unterstützung nach dem Verkauf</text:p>
      <text:p text:style-name="P8">Der Schrank wird aus Standardkomponenten hergestellt, die in Online-Shops leicht erhältlich sind. Im Falle eines Defekts kann auf Kosten des Käufers Reparaturunterstützung geleistet werden.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Tahoma, Helvetica, FreeSans, sans-serif"/>
    <style:font-face style:name="Lohit Devanagari1" svg:font-family="'Lohit Devanagari'"/>
    <style:font-face style:name="Quantico" svg:font-family="Quantic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6:24:14.919390815</meta:creation-date>
    <meta:generator>LibreOffice/6.4.7.2$Linux_X86_64 LibreOffice_project/40$Build-2</meta:generator>
    <dc:date>2024-01-02T17:26:38.837506544</dc:date>
    <meta:editing-duration>PT19M25S</meta:editing-duration>
    <meta:editing-cycles>1</meta:editing-cycles>
    <meta:document-statistic meta:table-count="0" meta:image-count="0" meta:object-count="0" meta:page-count="2" meta:paragraph-count="27" meta:word-count="297" meta:character-count="1842" meta:non-whitespace-character-count="1553"/>
  </office:meta>
</office:document-meta>
</file>